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 manifest:full-path="Pictures/200000AB0000BC000000ABC6B0791D51.wmf"/>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366cm"/>
    </style:style>
    <style:style style:name="Table4.B" style:family="table-column">
      <style:table-column-properties style:column-width="11.509cm"/>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4.A4" style:family="table-cell">
      <style:table-cell-properties style:vertical-align="middle" fo:padding-left="0.191cm" fo:padding-right="0.191cm" fo:padding-top="0cm" fo:padding-bottom="0cm" fo:border-left="0.035cm solid #000000" fo:border-right="none" fo:border-top="0.018cm solid #000000" fo:border-bottom="0.035cm solid #000000" style:writing-mode="lr-tb"/>
    </style:style>
    <style:style style:name="Table4.B4" style:family="table-cell">
      <style:table-cell-properties style:vertical-align="middle"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tab-stops/>
      </style:paragraph-properties>
      <style:text-properties fo:font-size="11pt" style:font-size-asian="11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Command">
      <style:paragraph-properties fo:margin-left="0.75cm" fo:margin-right="0.007cm" fo:text-indent="0cm" style:auto-text-indent="false"/>
    </style:style>
    <style:style style:name="P15" style:family="paragraph" style:parent-style-name="ConfigFile">
      <style:paragraph-properties fo:margin-left="0.75cm" fo:margin-right="0.007cm" fo:text-indent="0cm" style:auto-text-indent="false"/>
    </style:style>
    <style:style style:name="P16" style:family="paragraph" style:parent-style-name="Caption">
      <style:paragraph-properties fo:text-align="center" style:justify-single-word="false" fo:keep-with-next="always"/>
    </style:style>
    <style:style style:name="P17" style:family="paragraph" style:parent-style-name="Caption">
      <style:paragraph-properties fo:margin-left="2.251cm" fo:margin-right="1.007cm" fo:text-indent="-1.499cm" style:auto-text-indent="false" fo:keep-with-next="always"/>
    </style:style>
    <style:style style:name="P18" style:family="paragraph" style:parent-style-name="Caption">
      <style:paragraph-properties fo:margin-left="5.752cm" fo:margin-right="4.008cm" fo:text-align="start" style:justify-single-word="false" fo:text-indent="-1.752cm" style:auto-text-indent="false"/>
    </style:style>
    <style:style style:name="P19"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20" style:family="paragraph" style:parent-style-name="Standard">
      <style:paragraph-properties fo:margin-left="0cm" fo:margin-right="0.007cm" fo:text-indent="0cm" style:auto-text-indent="false"/>
    </style:style>
    <style:style style:name="P21" style:family="paragraph" style:parent-style-name="SourceCode">
      <style:paragraph-properties fo:margin-left="0.762cm" fo:margin-right="-0.002cm" fo:text-indent="0cm" style:auto-text-indent="fals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abletext">
      <style:paragraph-properties style:snap-to-layout-grid="false"/>
      <style:text-properties fo:language="en" fo:country="GB"/>
    </style:style>
    <style:style style:name="P25" style:family="paragraph" style:parent-style-name="Heading_20_1">
      <style:paragraph-properties fo:break-before="page"/>
    </style:style>
    <style:style style:name="P26" style:family="paragraph" style:parent-style-name="Standard" style:list-style-name="L1"/>
    <style:style style:name="P27" style:family="paragraph" style:parent-style-name="Standard" style:list-style-name="L2"/>
    <style:style style:name="P28" style:family="paragraph" style:parent-style-name="Title" style:master-page-name="First_20_Page">
      <style:paragraph-properties fo:text-align="end" style:justify-single-word="false" style:page-number="auto"/>
    </style:style>
    <style:style style:name="P29" style:family="paragraph" style:parent-style-name="Header">
      <style:paragraph-properties>
        <style:tab-stops/>
      </style:paragraph-properties>
      <style:text-properties fo:font-size="11pt" style:font-size-asian="11pt"/>
    </style:style>
    <style:style style:name="P3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Team policy - Bug reporting</text:title></text:p>
      <text:p text:style-name="P13"/>
      <text:p text:style-name="P13"><text:span text:style-name="T3">Version </text:span><text:span text:style-name="T3"><text:user-defined style:data-style-name="N0" text:name="Version Number">1.0</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D1" office:value-type="string">
            <text:p text:style-name="P22">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3">Marko Brcic</text:p>
          </table:table-cell>
        </table:table-row>
        <table:table-row table:style-name="Table1.1">
          <table:table-cell table:style-name="Table1.A1" office:value-type="string">
            <text:p text:style-name="P24"/>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3"/>
          </table:table-cell>
        </table:table-row>
      </table:table>
      <text:p text:style-name="Standard"/>
      <text:h text:style-name="P25" text:outline-level="1">Introduction</text:h>
      <text:p text:style-name="Standard"/>
      <text:h text:style-name="Heading_20_2" text:outline-level="2">Purpose of this document</text:h>
      <text:p text:style-name="Standard">The purpose of this document is to define the team policy for bug reporting</text:p>
      <text:p text:style-name="Standard"/>
      <text:h text:style-name="Heading_20_2" text:outline-level="2">Document organization</text:h>
      <text:p text:style-name="Standard">The document is organized as follows: </text:p>
      <text:p text:style-name="Standard"/>
      <text:list xml:id="list3486709005121096412" text:style-name="L1">
        <text:list-item>
          <text:p text:style-name="P26">Section 1, <text:span text:style-name="T4">Introduction,</text:span> Section 1, <text:span text:style-name="T4">Introduction,</text:span> describes contents of this guide, used documentation, intended audience, scope of the document and definitions and acronyms.</text:p>
        </text:list-item>
        <text:list-item>
          <text:p text:style-name="P26">Section 2, </text:p>
        </text:list-item>
      </text:list>
      <text:p text:style-name="Standard"/>
      <text:h text:style-name="Heading_20_2" text:outline-level="2">Intended Audience</text:h>
      <text:p text:style-name="Standard">The intended audience are team members:</text:p>
      <text:list xml:id="list8585242214911465009" text:style-name="L2">
        <text:list-item>
          <text:p text:style-name="P27">Andrea Bottoli</text:p>
        </text:list-item>
        <text:list-item>
          <text:p text:style-name="P27">Dzana Kujan</text:p>
        </text:list-item>
        <text:list-item>
          <text:p text:style-name="P27">Lorenzo Pagliari</text:p>
        </text:list-item>
        <text:list-item>
          <text:p text:style-name="P27">Nikola Radisavljevic</text:p>
        </text:list-item>
        <text:list-item>
          <text:p text:style-name="P27">Jörn Tillmanns</text:p>
        </text:list-item>
        <text:list-item>
          <text:p text:style-name="P27">Fifo Miraldi</text:p>
        </text:list-item>
        <text:list-item>
          <text:p text:style-name="P27">Marko Brcic</text:p>
        </text:list-item>
        <text:list-item>
          <text:p text:style-name="P27">Elisabetta di Nitto</text:p>
        </text:list-item>
      </text:list>
      <text:p text:style-name="Standard"/>
      <text:h text:style-name="Heading_20_2" text:outline-level="2">Scope</text:h>
      <text:p text:style-name="Standard">This document addresses the guidelines that need to be followed in the process of bug reporting It talks about the type of dashboard where team members should write the description of the bug that happened</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1"/>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29"/>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5" text:outline-level="1"><text:s/>Samples</text:h>
      <text:p text:style-name="Standard"/>
      <text:p text:style-name="Standard">Style for code samples – “SourceCode”</text:p>
      <text:p text:style-name="Standard"/>
      <text:p text:style-name="P21">0 <text:s text:c="8"/>1 <text:s text:c="8"/>2 <text:s text:c="8"/>3 <text:s text:c="8"/>4 <text:s text:c="8"/>5 <text:s text:c="8"/>6 <text:s text:c="8"/>7</text:p>
      <text:p text:style-name="P21">01234567890123456789012345678901234567890123456789012345678901234567890123456789</text:p>
      <text:p text:style-name="P21"/>
      <text:p text:style-name="P21">class CBitmapItem : public CBasicItem</text:p>
      <text:p text:style-name="P21">{</text:p>
      <text:p text:style-name="P21">public:</text:p>
      <text:p text:style-name="P21"/>
      <text:p text:style-name="P21"><text:tab/>CBitmapItem();</text:p>
      <text:p text:style-name="P21"><text:tab/>~CBitmapItem();</text:p>
      <text:p text:style-name="P21"/>
      <text:p text:style-name="P21">protected:as</text:p>
      <text:p text:style-name="P21"><text:tab/>int m_iOriginalWidth;</text:p>
      <text:p text:style-name="P21"><text:tab/>int m_iOriginalHeight;</text:p>
      <text:p text:style-name="P21"><text:tab/>BOOL m_bLoaded;</text:p>
      <text:p text:style-name="P21"><text:tab/>CBitmap* m_pBitmap;</text:p>
      <text:p text:style-name="P21"/>
      <text:p text:style-name="P21"><text:tab/>DECLARE_SERIAL (CBitmapItem)</text:p>
      <text:p text:style-name="P21">private:</text:p>
      <text:p text:style-name="P21"><text:tab/>CString m_sText;</text:p>
      <text:p text:style-name="P21"/>
      <text:p text:style-name="P21">public:</text:p>
      <text:p text:style-name="P21">//<text:tab/>int m_iObjectType;</text:p>
      <text:p text:style-name="P21"><text:tab/>int GetBitmapOriginalHeight();</text:p>
      <text:p text:style-name="P21"><text:tab/>int GetBitmapOriginalWidth();</text:p>
      <text:p text:style-name="Standard"/>
      <text:p text:style-name="Standard">Style for command sample – “Command”</text:p>
      <text:p text:style-name="P14">tar –xvt sources.tar ./sources/source/</text:p>
      <text:p text:style-name="Standard"/>
      <text:p text:style-name="Standard">Style for configuration files – “ConfigFile”</text:p>
      <text:p text:style-name="P15">[transfer]</text:p>
      <text:p text:style-name="P15">count=1</text:p>
      <text:p text:style-name="P15">Title0=Paradigm Plus 3.5</text:p>
      <text:p text:style-name="P15">WorkingDir0=C:\PP35</text:p>
      <text:p text:style-name="P15">Path0=C:\PP35\Bin\Paradigm.exe</text:p>
      <text:p text:style-name="P15">Params0= </text:p>
      <text:p text:style-name="Standard"/>
      <text:p text:style-name="Standard">Style for output – “Output”</text:p>
      <text:p text:style-name="Output">Fd</text:p>
      <text:p text:style-name="Output">Df</text:p>
      <text:p text:style-name="Output">Dffd</text:p>
      <text:p text:style-name="Output">Df</text:p>
      <text:p text:style-name="Output">Df</text:p>
      <text:p text:style-name="Output">Df</text:p>
      <text:p text:style-name="Output">Fd</text:p>
      <text:p text:style-name="Standard"/>
      <text:p text:style-name="Standard">Style for file names – “FileNames” (just select file name and choose this style)</text:p>
      <text:p text:style-name="Standard">Open <text:span text:style-name="FileNames">Netscape.ini </text:span>file.</text:p>
      <text:p text:style-name="Standard"/>
      <text:p text:style-name="Standard">Style for acronyms – “Acronyms” (just select acronym and choose this style)</text:p>
      <text:p text:style-name="Standard">Acronym <text:span text:style-name="Acronyms">ABB</text:span> is standard form for acronym.</text:p>
      <text:p text:style-name="Standard">Table definitions:</text:p>
      <text:p text:style-name="P20"/>
      <table:table table:name="Table4" table:style-name="Table4">
        <table:table-column table:style-name="Table4.A"/>
        <table:table-column table:style-name="Table4.B"/>
        <table:table-row table:style-name="Table4.1">
          <table:table-cell table:style-name="Table4.A1" office:value-type="string">
            <text:p text:style-name="P7">Acronym</text:p>
          </table:table-cell>
          <table:table-cell table:style-name="Table4.B1" office:value-type="string">
            <text:p text:style-name="P7">Definitions</text:p>
          </table:table-cell>
        </table:table-row>
        <text:soft-page-break/>
        <table:table-row table:style-name="Table4.1">
          <table:table-cell table:style-name="Table4.A2" office:value-type="string">
            <text:p text:style-name="Standard"><text:span text:style-name="Acronyms"><text:span text:style-name="T6">First column</text:span></text:span></text:p>
          </table:table-cell>
          <table:table-cell table:style-name="Table4.B2" office:value-type="string">
            <text:p text:style-name="Standard">Description for first column.</text:p>
          </table:table-cell>
        </table:table-row>
        <table:table-row table:style-name="Table4.1">
          <table:table-cell table:style-name="Table4.A2" office:value-type="string">
            <text:p text:style-name="Standard">Second column</text:p>
          </table:table-cell>
          <table:table-cell table:style-name="Table4.B2" office:value-type="string">
            <text:p text:style-name="Standard">Description for second column.</text:p>
          </table:table-cell>
        </table:table-row>
        <table:table-row table:style-name="Table4.1">
          <table:table-cell table:style-name="Table4.A4" office:value-type="string">
            <text:p text:style-name="Standard">Third column</text:p>
          </table:table-cell>
          <table:table-cell table:style-name="Table4.B4" office:value-type="string">
            <text:p text:style-name="Standard">Description for third column.</text:p>
            <text:p text:style-name="Standard"/>
          </table:table-cell>
        </table:table-row>
      </table:table>
      <text:p text:style-name="P17">Table <text:sequence text:ref-name="refTable0" text:name="Table" text:formula="ooow:Table+1" style:num-format="1">1</text:sequence>.<text:tab/>Caption for table. Style is “Caption”. Use menu Insert – Caption. Left indent is 0,75 cm from left margin.</text:p>
      <text:p text:style-name="P16"><draw:frame draw:style-name="fr2" draw:name="graphics1" text:anchor-type="as-char" svg:width="7.624cm" svg:height="6.966cm" draw:z-index="0"><draw:image xlink:href="Pictures/200000AB0000BC000000ABC6B0791D51.wmf" xlink:type="simple" xlink:show="embed" xlink:actuate="onLoad"/></draw:frame></text:p>
      <text:p text:style-name="P18">Figure <text:sequence text:ref-name="refFigure0" text:name="Figure" text:formula="ooow:Figure+1" style:num-format="1">1</text:sequence>.<text:tab/>Caption is centered, style is “Caption”. Select picture and use Insert – Caption.</text:p>
      <text:h text:style-name="P25"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aption for table. Style is “Caption”. Use menu Insert – Caption. Left indent is 0,75 cm from left margin.<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0</text:user-defined></text:p>
            </table:table-cell>
          </table:table-row>
          <table:table-row table:style-name="Table6.1">
            <table:table-cell table:style-name="Table6.A1" office:value-type="string">
              <text:p text:style-name="Standard"><text:title>Team policy - Bug reporting</text:title></text:p>
            </table:table-cell>
            <table:table-cell table:style-name="Table6.B1" office:value-type="string">
              <text:p text:style-name="Standard"><text:s text:c="2"/>Date: <text:s/>2013-10-24</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4</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8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Bug reporting</dc:title>
    <dc:subject>Real-time bridge monitoring</dc:subject>
    <meta:creation-date>2003-10-20T13:55:00</meta:creation-date>
    <dc:creator>Marko Brčić</dc:creator>
    <dc:date>2013-10-24T03:56:25.03</dc:date>
    <meta:print-date>2000-10-31T09:28:00</meta:print-date>
    <meta:editing-cycles>16</meta:editing-cycles>
    <meta:editing-duration>PT3H23M42S</meta:editing-duration>
    <meta:generator>OpenOffice/4.0.1$Win32 OpenOffice.org_project/401m5$Build-9714</meta:generator>
    <meta:document-statistic meta:table-count="6" meta:image-count="4" meta:object-count="0" meta:page-count="6" meta:paragraph-count="102" meta:word-count="381" meta:character-count="2601"/>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